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d1f63" draw:fill="none" draw:textarea-vertical-align="middle"/>
    </style:style>
    <style:style style:name="gr2" style:family="graphic" style:parent-style-name="objectwithoutfill">
      <style:graphic-properties svg:stroke-width="0.028cm" svg:stroke-color="#ba131a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72bf4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28cm" svg:stroke-color="#b400b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svg:stroke-color="#7200e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color="#0d1f6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ba131a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72bf44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061cm"/>
    </style:style>
    <style:style style:name="gr12" style:family="graphic" style:parent-style-name="standard">
      <style:graphic-properties draw:stroke="none" svg:stroke-color="#000000" draw:fill="none" draw:fill-color="#ffffff" fo:min-height="0.258cm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>
      <style:graphic-properties draw:stroke="none" svg:stroke-color="#000000" draw:fill="none" draw:fill-color="#ffffff" fo:min-height="0.771cm"/>
    </style:style>
    <style:style style:name="gr15" style:family="graphic" style:parent-style-name="standard">
      <style:graphic-properties draw:stroke="none" svg:stroke-color="#000000" draw:fill="none" draw:fill-color="#ffffff" fo:min-height="0.386cm"/>
    </style:style>
    <style:style style:name="gr16" style:family="graphic" style:parent-style-name="objectwithoutfill">
      <style:graphic-properties svg:stroke-color="#b400b4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7200e4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04cm"/>
    </style:style>
    <style:style style:name="gr19" style:family="graphic" style:parent-style-name="standard">
      <style:graphic-properties draw:stroke="none" svg:stroke-color="#000000" draw:fill="none" draw:fill-color="#ffffff" fo:min-height="1.022cm"/>
    </style:style>
    <style:style style:name="gr2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width="0.028cm" svg:stroke-color="#000000" draw:marker-start-width="0.242cm" draw:marker-end-width="0.242cm" draw:opacity="0%" draw:opacity-name="" draw:textarea-horizontal-align="justify" draw:textarea-vertical-align="middle" draw:auto-grow-height="false" fo:min-height="15.343cm" fo:min-width="18.141cm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fo:min-height="0.534cm"/>
    </style:style>
    <style:style style:name="gr24" style:family="graphic" style:parent-style-name="standard">
      <style:graphic-properties svg:stroke-width="0.028cm" svg:stroke-color="#191919" draw:marker-start="Arrow" draw:marker-start-width="0.342cm" draw:marker-end="Arrow" draw:marker-end-width="0.342cm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text-position="-33% 58%" fo:font-size="8pt" fo:font-weight="bold" style:font-size-asian="8pt" style:font-weight-asian="bold" style:font-size-complex="8pt" style:font-weight-complex="bold"/>
    </style:style>
    <style:style style:name="T5" style:family="text">
      <style:text-properties style:text-position="0% 100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6" style:family="text">
      <style:text-properties style:text-position="-33% 58%" style:font-name="Liberation Sans1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position="-33% 58%" fo:font-size="8pt" style:font-size-asian="8pt" style:font-size-complex="8pt"/>
    </style:style>
    <style:style style:name="T9" style:family="text">
      <style:text-properties style:text-position="0% 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94cm" svg:y1="8.874cm" svg:x2="16.494cm" svg:y2="8.874cm">
          <text:p/>
        </draw:line>
        <draw:line draw:style-name="gr1" draw:text-style-name="P1" draw:layer="layout" svg:x1="3.794cm" svg:y1="8.874cm" svg:x2="3.794cm" svg:y2="9.509cm">
          <text:p/>
        </draw:line>
        <draw:line draw:style-name="gr1" draw:text-style-name="P1" draw:layer="layout" svg:x1="16.494cm" svg:y1="8.874cm" svg:x2="16.494cm" svg:y2="9.509cm">
          <text:p/>
        </draw:line>
        <draw:line draw:style-name="gr2" draw:text-style-name="P1" draw:layer="layout" svg:x1="3.921cm" svg:y1="9.509cm" svg:x2="3.921cm" svg:y2="9.001cm">
          <text:p/>
        </draw:line>
        <draw:line draw:style-name="gr3" draw:text-style-name="P1" draw:layer="layout" svg:x1="16.367cm" svg:y1="9.509cm" svg:x2="16.367cm" svg:y2="9.001cm">
          <text:p/>
        </draw:line>
        <draw:line draw:style-name="gr3" draw:text-style-name="P1" draw:layer="layout" svg:x1="10.144cm" svg:y1="9.509cm" svg:x2="10.144cm" svg:y2="9.001cm">
          <text:p/>
        </draw:line>
        <draw:line draw:style-name="gr2" draw:text-style-name="P1" draw:layer="layout" svg:x1="10.017cm" svg:y1="9.509cm" svg:x2="10.017cm" svg:y2="9.001cm">
          <text:p/>
        </draw:line>
        <draw:line draw:style-name="gr2" draw:text-style-name="P1" draw:layer="layout" svg:x1="3.921cm" svg:y1="9.001cm" svg:x2="10.017cm" svg:y2="9.001cm">
          <text:p/>
        </draw:line>
        <draw:line draw:style-name="gr3" draw:text-style-name="P1" draw:layer="layout" svg:x1="10.144cm" svg:y1="9.001cm" svg:x2="16.367cm" svg:y2="9.001cm">
          <text:p/>
        </draw:line>
        <draw:line draw:style-name="gr4" draw:text-style-name="P1" draw:layer="layout" svg:x1="4.048cm" svg:y1="9.509cm" svg:x2="4.048cm" svg:y2="9.128cm">
          <text:p/>
        </draw:line>
        <draw:line draw:style-name="gr4" draw:text-style-name="P1" draw:layer="layout" svg:x1="4.81cm" svg:y1="9.509cm" svg:x2="4.81cm" svg:y2="9.128cm">
          <text:p/>
        </draw:line>
        <draw:line draw:style-name="gr4" draw:text-style-name="P1" draw:layer="layout" svg:x1="4.048cm" svg:y1="9.128cm" svg:x2="4.81cm" svg:y2="9.128cm">
          <text:p/>
        </draw:line>
        <draw:line draw:style-name="gr4" draw:text-style-name="P1" draw:layer="layout" svg:x1="4.937cm" svg:y1="9.509cm" svg:x2="4.937cm" svg:y2="9.128cm">
          <text:p/>
        </draw:line>
        <draw:line draw:style-name="gr4" draw:text-style-name="P1" draw:layer="layout" svg:x1="5.699cm" svg:y1="9.509cm" svg:x2="5.699cm" svg:y2="9.128cm">
          <text:p/>
        </draw:line>
        <draw:line draw:style-name="gr4" draw:text-style-name="P1" draw:layer="layout" svg:x1="4.937cm" svg:y1="9.128cm" svg:x2="5.699cm" svg:y2="9.128cm">
          <text:p/>
        </draw:line>
        <draw:line draw:style-name="gr4" draw:text-style-name="P1" draw:layer="layout" svg:x1="9.128cm" svg:y1="9.509cm" svg:x2="9.128cm" svg:y2="9.128cm">
          <text:p/>
        </draw:line>
        <draw:line draw:style-name="gr4" draw:text-style-name="P1" draw:layer="layout" svg:x1="9.89cm" svg:y1="9.509cm" svg:x2="9.89cm" svg:y2="9.128cm">
          <text:p/>
        </draw:line>
        <draw:line draw:style-name="gr4" draw:text-style-name="P1" draw:layer="layout" svg:x1="9.128cm" svg:y1="9.128cm" svg:x2="9.89cm" svg:y2="9.128cm">
          <text:p/>
        </draw:line>
        <draw:line draw:style-name="gr4" draw:text-style-name="P1" draw:layer="layout" svg:x1="8.239cm" svg:y1="9.509cm" svg:x2="8.239cm" svg:y2="9.128cm">
          <text:p/>
        </draw:line>
        <draw:line draw:style-name="gr4" draw:text-style-name="P1" draw:layer="layout" svg:x1="9.001cm" svg:y1="9.509cm" svg:x2="9.001cm" svg:y2="9.128cm">
          <text:p/>
        </draw:line>
        <draw:line draw:style-name="gr4" draw:text-style-name="P1" draw:layer="layout" svg:x1="8.239cm" svg:y1="9.128cm" svg:x2="9.001cm" svg:y2="9.128cm">
          <text:p/>
        </draw:line>
        <draw:line draw:style-name="gr4" draw:text-style-name="P1" draw:layer="layout" svg:x1="5.826cm" svg:y1="9.509cm" svg:x2="5.826cm" svg:y2="9.128cm">
          <text:p/>
        </draw:line>
        <draw:line draw:style-name="gr4" draw:text-style-name="P1" draw:layer="layout" svg:x1="6.588cm" svg:y1="9.509cm" svg:x2="6.588cm" svg:y2="9.128cm">
          <text:p/>
        </draw:line>
        <draw:line draw:style-name="gr4" draw:text-style-name="P1" draw:layer="layout" svg:x1="5.826cm" svg:y1="9.128cm" svg:x2="6.588cm" svg:y2="9.128cm">
          <text:p/>
        </draw:line>
        <draw:line draw:style-name="gr4" draw:text-style-name="P1" draw:layer="layout" svg:x1="7.35cm" svg:y1="9.509cm" svg:x2="7.35cm" svg:y2="9.128cm">
          <text:p/>
        </draw:line>
        <draw:line draw:style-name="gr4" draw:text-style-name="P1" draw:layer="layout" svg:x1="8.112cm" svg:y1="9.509cm" svg:x2="8.112cm" svg:y2="9.128cm">
          <text:p/>
        </draw:line>
        <draw:line draw:style-name="gr4" draw:text-style-name="P1" draw:layer="layout" svg:x1="7.35cm" svg:y1="9.128cm" svg:x2="8.112cm" svg:y2="9.128cm">
          <text:p/>
        </draw:line>
        <draw:custom-shape draw:style-name="gr5" draw:text-style-name="P2" draw:layer="layout" svg:width="0.127cm" svg:height="0.127cm" svg:x="6.769cm" svg:y="9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6.913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7.06cm" svg:y="9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271cm" svg:y1="9.509cm" svg:x2="10.271cm" svg:y2="9.128cm">
          <text:p/>
        </draw:line>
        <draw:line draw:style-name="gr6" draw:text-style-name="P1" draw:layer="layout" svg:x1="12.684cm" svg:y1="9.509cm" svg:x2="12.684cm" svg:y2="9.128cm">
          <text:p/>
        </draw:line>
        <draw:line draw:style-name="gr6" draw:text-style-name="P1" draw:layer="layout" svg:x1="10.271cm" svg:y1="9.128cm" svg:x2="12.684cm" svg:y2="9.128cm">
          <text:p/>
        </draw:line>
        <draw:line draw:style-name="gr7" draw:text-style-name="P1" draw:layer="layout" svg:x1="13.827cm" svg:y1="9.509cm" svg:x2="13.827cm" svg:y2="9.128cm">
          <text:p/>
        </draw:line>
        <draw:line draw:style-name="gr7" draw:text-style-name="P1" draw:layer="layout" svg:x1="16.24cm" svg:y1="9.509cm" svg:x2="16.24cm" svg:y2="9.128cm">
          <text:p/>
        </draw:line>
        <draw:line draw:style-name="gr7" draw:text-style-name="P1" draw:layer="layout" svg:x1="13.827cm" svg:y1="9.128cm" svg:x2="16.24cm" svg:y2="9.128cm">
          <text:p/>
        </draw:line>
        <draw:line draw:style-name="gr4" draw:text-style-name="P1" draw:layer="layout" svg:x1="10.398cm" svg:y1="9.509cm" svg:x2="10.398cm" svg:y2="9.255cm">
          <text:p/>
        </draw:line>
        <draw:line draw:style-name="gr4" draw:text-style-name="P1" draw:layer="layout" svg:x1="10.906cm" svg:y1="9.509cm" svg:x2="10.906cm" svg:y2="9.255cm">
          <text:p/>
        </draw:line>
        <draw:line draw:style-name="gr4" draw:text-style-name="P1" draw:layer="layout" svg:x1="10.398cm" svg:y1="9.255cm" svg:x2="10.906cm" svg:y2="9.255cm">
          <text:p/>
        </draw:line>
        <draw:line draw:style-name="gr4" draw:text-style-name="P1" draw:layer="layout" svg:x1="11.033cm" svg:y1="9.509cm" svg:x2="11.033cm" svg:y2="9.255cm">
          <text:p/>
        </draw:line>
        <draw:line draw:style-name="gr4" draw:text-style-name="P1" draw:layer="layout" svg:x1="11.541cm" svg:y1="9.509cm" svg:x2="11.541cm" svg:y2="9.255cm">
          <text:p/>
        </draw:line>
        <draw:line draw:style-name="gr4" draw:text-style-name="P1" draw:layer="layout" svg:x1="11.033cm" svg:y1="9.255cm" svg:x2="11.541cm" svg:y2="9.255cm">
          <text:p/>
        </draw:line>
        <draw:line draw:style-name="gr4" draw:text-style-name="P1" draw:layer="layout" svg:x1="12.049cm" svg:y1="9.509cm" svg:x2="12.049cm" svg:y2="9.255cm">
          <text:p/>
        </draw:line>
        <draw:line draw:style-name="gr4" draw:text-style-name="P1" draw:layer="layout" svg:x1="12.557cm" svg:y1="9.509cm" svg:x2="12.557cm" svg:y2="9.255cm">
          <text:p/>
        </draw:line>
        <draw:line draw:style-name="gr4" draw:text-style-name="P1" draw:layer="layout" svg:x1="12.049cm" svg:y1="9.255cm" svg:x2="12.557cm" svg:y2="9.255cm">
          <text:p/>
        </draw:line>
        <draw:custom-shape draw:style-name="gr5" draw:text-style-name="P2" draw:layer="layout" svg:width="0.127cm" svg:height="0.127cm" svg:x="11.58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728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1.875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058cm" svg:y="9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202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3.349cm" svg:y="9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954cm" svg:y1="9.509cm" svg:x2="13.954cm" svg:y2="9.255cm">
          <text:p/>
        </draw:line>
        <draw:line draw:style-name="gr4" draw:text-style-name="P1" draw:layer="layout" svg:x1="14.462cm" svg:y1="9.509cm" svg:x2="14.462cm" svg:y2="9.255cm">
          <text:p/>
        </draw:line>
        <draw:line draw:style-name="gr4" draw:text-style-name="P1" draw:layer="layout" svg:x1="13.954cm" svg:y1="9.255cm" svg:x2="14.462cm" svg:y2="9.255cm">
          <text:p/>
        </draw:line>
        <draw:line draw:style-name="gr4" draw:text-style-name="P1" draw:layer="layout" svg:x1="14.589cm" svg:y1="9.509cm" svg:x2="14.589cm" svg:y2="9.255cm">
          <text:p/>
        </draw:line>
        <draw:line draw:style-name="gr4" draw:text-style-name="P1" draw:layer="layout" svg:x1="15.097cm" svg:y1="9.509cm" svg:x2="15.097cm" svg:y2="9.255cm">
          <text:p/>
        </draw:line>
        <draw:line draw:style-name="gr4" draw:text-style-name="P1" draw:layer="layout" svg:x1="14.589cm" svg:y1="9.255cm" svg:x2="15.097cm" svg:y2="9.255cm">
          <text:p/>
        </draw:line>
        <draw:line draw:style-name="gr4" draw:text-style-name="P1" draw:layer="layout" svg:x1="15.605cm" svg:y1="9.509cm" svg:x2="15.605cm" svg:y2="9.255cm">
          <text:p/>
        </draw:line>
        <draw:line draw:style-name="gr4" draw:text-style-name="P1" draw:layer="layout" svg:x1="16.113cm" svg:y1="9.509cm" svg:x2="16.113cm" svg:y2="9.255cm">
          <text:p/>
        </draw:line>
        <draw:line draw:style-name="gr4" draw:text-style-name="P1" draw:layer="layout" svg:x1="15.605cm" svg:y1="9.255cm" svg:x2="16.113cm" svg:y2="9.255cm">
          <text:p/>
        </draw:line>
        <draw:custom-shape draw:style-name="gr5" draw:text-style-name="P2" draw:layer="layout" svg:width="0.127cm" svg:height="0.127cm" svg:x="15.14cm" svg:y="9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284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27cm" svg:height="0.127cm" svg:x="15.431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461cm" svg:y1="6.334cm" svg:x2="4.302cm" svg:y2="8.874cm">
          <text:p/>
        </draw:line>
        <draw:line draw:style-name="gr9" draw:text-style-name="P1" draw:layer="layout" svg:x1="6.842cm" svg:y1="7.223cm" svg:x2="5.318cm" svg:y2="9.001cm">
          <text:p/>
        </draw:line>
        <draw:line draw:style-name="gr10" draw:text-style-name="P1" draw:layer="layout" svg:x1="11.922cm" svg:y1="7.223cm" svg:x2="10.398cm" svg:y2="9.001cm">
          <text:p/>
        </draw:line>
        <draw:frame draw:style-name="gr11" draw:text-style-name="P3" draw:layer="layout" svg:width="4.826cm" svg:height="0.569cm" svg:x="6.207cm" svg:y="6.08cm">
          <draw:text-box>
            <text:p><text:span text:style-name="T1">Ensemble des variables d’entrée</text:span></text:p>
          </draw:text-box>
        </draw:frame>
        <draw:frame draw:style-name="gr12" draw:text-style-name="P3" draw:layer="layout" svg:width="4.826cm" svg:height="0.887cm" svg:x="6.588cm" svg:y="6.969cm">
          <draw:text-box>
            <text:p><text:span text:style-name="T1">Ensemble de variables aléatoires</text:span></text:p>
            <text:p><text:span text:style-name="T2">(n</text:span><text:span text:style-name="T3"> V.A.</text:span><text:span text:style-name="T2">)</text:span></text:p>
          </draw:text-box>
        </draw:frame>
        <draw:frame draw:style-name="gr12" draw:text-style-name="P3" draw:layer="layout" svg:width="4.826cm" svg:height="1.205cm" svg:x="11.668cm" svg:y="6.653cm">
          <draw:text-box>
            <text:p><text:span text:style-name="T1">E</text:span><text:span text:style-name="T1">n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 </text:span><text:span text:style-name="T1">d</text:span><text:span text:style-name="T1">e</text:span><text:span text:style-name="T1"> </text:span><text:span text:style-name="T1">c</text:span><text:span text:style-name="T1">h</text:span><text:span text:style-name="T1">a</text:span><text:span text:style-name="T1">m</text:span><text:span text:style-name="T1">p</text:span><text:span text:style-name="T1">s</text:span><text:span text:style-name="T1"> </text:span><text:span text:style-name="T1">s</text:span><text:span text:style-name="T1">t</text:span><text:span text:style-name="T1">o</text:span><text:span text:style-name="T1">c</text:span><text:span text:style-name="T1">h</text:span><text:span text:style-name="T1">a</text:span><text:span text:style-name="T1">s</text:span><text:span text:style-name="T1">t</text:span><text:span text:style-name="T1">i</text:span><text:span text:style-name="T1">q</text:span><text:span text:style-name="T1">u</text:span><text:span text:style-name="T1">e</text:span><text:span text:style-name="T1">s</text:span><text:span text:style-name="T1"> </text:span><text:span text:style-name="T1">d</text:span><text:span text:style-name="T1">é</text:span><text:span text:style-name="T1">c</text:span><text:span text:style-name="T1">o</text:span><text:span text:style-name="T1">m</text:span><text:span text:style-name="T1">p</text:span><text:span text:style-name="T1">o</text:span><text:span text:style-name="T1">s</text:span><text:span text:style-name="T1">é</text:span><text:span text:style-name="T1">s</text:span><text:span text:style-name="T1"> </text:span><text:span text:style-name="T1">e</text:span><text:span text:style-name="T1">n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b</text:span><text:span text:style-name="T1">l</text:span><text:span text:style-name="T1">e</text:span><text:span text:style-name="T1">s</text:span><text:span text:style-name="T1"> </text:span><text:span text:style-name="T1">a</text:span><text:span text:style-name="T1">l</text:span><text:span text:style-name="T1">é</text:span><text:span text:style-name="T1">a</text:span><text:span text:style-name="T1">t</text:span><text:span text:style-name="T1">o</text:span><text:span text:style-name="T1">i</text:span><text:span text:style-name="T1">r</text:span><text:span text:style-name="T1">e</text:span><text:span text:style-name="T1">s</text:span></text:p>
          </draw:text-box>
        </draw:frame>
        <draw:frame draw:style-name="gr13" draw:text-style-name="P5" draw:layer="layout" svg:width="0.889cm" svg:height="0.636cm" svg:x="4.048cm" svg:y="9.255cm">
          <draw:text-box>
            <text:p text:style-name="P4"><text:span text:style-name="T2">X</text:span><text:span text:style-name="T4">1</text:span></text:p>
          </draw:text-box>
        </draw:frame>
        <draw:frame draw:style-name="gr13" draw:text-style-name="P5" draw:layer="layout" svg:width="0.889cm" svg:height="0.636cm" svg:x="4.937cm" svg:y="9.255cm">
          <draw:text-box>
            <text:p text:style-name="P4"><text:span text:style-name="T2">X</text:span><text:span text:style-name="T4">2</text:span></text:p>
          </draw:text-box>
        </draw:frame>
        <draw:frame draw:style-name="gr13" draw:text-style-name="P5" draw:layer="layout" svg:width="0.889cm" svg:height="0.636cm" svg:x="5.826cm" svg:y="9.255cm">
          <draw:text-box>
            <text:p text:style-name="P4"><text:span text:style-name="T2">X</text:span><text:span text:style-name="T4">3</text:span></text:p>
          </draw:text-box>
        </draw:frame>
        <draw:frame draw:style-name="gr14" draw:text-style-name="P5" draw:layer="layout" svg:width="1.016cm" svg:height="1.021cm" svg:x="7.35cm" svg:y="9.254cm">
          <draw:text-box>
            <text:p text:style-name="P4"><text:span text:style-name="T2">X</text:span><text:span text:style-name="T4">n</text:span><text:span text:style-name="T4">-2</text:span></text:p>
          </draw:text-box>
        </draw:frame>
        <draw:frame draw:style-name="gr15" draw:text-style-name="P5" draw:layer="layout" svg:width="1.143cm" svg:height="0.636cm" svg:x="8.239cm" svg:y="9.254cm">
          <draw:text-box>
            <text:p text:style-name="P4"><text:span text:style-name="T2">X</text:span><text:span text:style-name="T4">n</text:span><text:span text:style-name="T4">-1</text:span></text:p>
          </draw:text-box>
        </draw:frame>
        <draw:frame draw:style-name="gr13" draw:text-style-name="P5" draw:layer="layout" svg:width="0.889cm" svg:height="0.636cm" svg:x="9.128cm" svg:y="9.254cm">
          <draw:text-box>
            <text:p text:style-name="P4"><text:span text:style-name="T2">X</text:span><text:span text:style-name="T4">n</text:span></text:p>
          </draw:text-box>
        </draw:frame>
        <draw:frame draw:style-name="gr13" draw:text-style-name="P5" draw:layer="layout" svg:width="0.889cm" svg:height="0.636cm" svg:x="10.271cm" svg:y="9.255cm">
          <draw:text-box>
            <text:p text:style-name="P4"><text:span text:style-name="T5">ξ</text:span><text:span text:style-name="T4">1</text:span><text:span text:style-name="T4">1</text:span></text:p>
          </draw:text-box>
        </draw:frame>
        <draw:frame draw:style-name="gr13" draw:text-style-name="P5" draw:layer="layout" svg:width="0.889cm" svg:height="0.636cm" svg:x="10.906cm" svg:y="9.255cm">
          <draw:text-box>
            <text:p text:style-name="P4"><text:span text:style-name="T5">ξ</text:span><text:span text:style-name="T4">1</text:span><text:span text:style-name="T4">2</text:span></text:p>
          </draw:text-box>
        </draw:frame>
        <draw:frame draw:style-name="gr14" draw:text-style-name="P5" draw:layer="layout" svg:width="1.016cm" svg:height="1.021cm" svg:x="11.922cm" svg:y="9.254cm">
          <draw:text-box>
            <text:p text:style-name="P4"><text:span text:style-name="T5">ξ</text:span><text:span text:style-name="T4">1</text:span><text:span text:style-name="T4">M1</text:span></text:p>
          </draw:text-box>
        </draw:frame>
        <draw:frame draw:style-name="gr13" draw:text-style-name="P5" draw:layer="layout" svg:width="0.889cm" svg:height="0.636cm" svg:x="13.827cm" svg:y="9.251cm">
          <draw:text-box>
            <text:p text:style-name="P4"><text:span text:style-name="T5">ξ</text:span><text:span text:style-name="T6">m</text:span><text:span text:style-name="T4">1</text:span></text:p>
          </draw:text-box>
        </draw:frame>
        <draw:frame draw:style-name="gr13" draw:text-style-name="P5" draw:layer="layout" svg:width="0.889cm" svg:height="0.636cm" svg:x="14.462cm" svg:y="9.255cm">
          <draw:text-box>
            <text:p text:style-name="P4"><text:span text:style-name="T5">ξ</text:span><text:span text:style-name="T6">m2</text:span></text:p>
          </draw:text-box>
        </draw:frame>
        <draw:frame draw:style-name="gr14" draw:text-style-name="P5" draw:layer="layout" svg:width="1.27cm" svg:height="1.021cm" svg:x="15.478cm" svg:y="9.255cm">
          <draw:text-box>
            <text:p text:style-name="P4"><text:span text:style-name="T5">ξ</text:span><text:span text:style-name="T6">mMm</text:span></text:p>
          </draw:text-box>
        </draw:frame>
        <draw:line draw:style-name="gr16" draw:text-style-name="P1" draw:layer="layout" svg:x1="12.049cm" svg:y1="7.985cm" svg:x2="11.033cm" svg:y2="9.128cm">
          <text:p/>
        </draw:line>
        <draw:line draw:style-name="gr17" draw:text-style-name="P1" draw:layer="layout" svg:x1="16.24cm" svg:y1="7.985cm" svg:x2="15.224cm" svg:y2="9.128cm">
          <text:p/>
        </draw:line>
        <draw:frame draw:style-name="gr18" draw:text-style-name="P3" draw:layer="layout" svg:width="3.556cm" svg:height="0.954cm" svg:x="11.922cm" svg:y="7.733cm">
          <draw:text-box>
            <text:p><text:span text:style-name="T1">Champ stochastique </text:span><text:span text:style-name="T2">Y</text:span><text:span text:style-name="T4">1</text:span><text:span text:style-name="T1"> </text:span></text:p>
            <text:p><text:span text:style-name="T1">décomposé en </text:span><text:span text:style-name="T2">M1</text:span><text:span text:style-name="T1"> </text:span><text:span text:style-name="T1">V.A.</text:span></text:p>
          </draw:text-box>
        </draw:frame>
        <draw:frame draw:style-name="gr19" draw:text-style-name="P3" draw:layer="layout" svg:width="3.683cm" svg:height="1.272cm" svg:x="16.113cm" svg:y="7.731cm">
          <draw:text-box>
            <text:p><text:span text:style-name="T1">Ch</text:span><text:span text:style-name="T1">am</text:span><text:span text:style-name="T1">p </text:span><text:span text:style-name="T1">sto</text:span><text:span text:style-name="T1">ch</text:span><text:span text:style-name="T1">ast</text:span><text:span text:style-name="T1">iqu</text:span><text:span text:style-name="T1">e </text:span><text:span text:style-name="T2">Y</text:span><text:span text:style-name="T4">m</text:span><text:span text:style-name="T1"> </text:span></text:p>
            <text:p><text:span text:style-name="T1">dé</text:span><text:span text:style-name="T1">co</text:span><text:span text:style-name="T1">mp</text:span><text:span text:style-name="T1">os</text:span><text:span text:style-name="T1">é </text:span><text:span text:style-name="T1">en </text:span><text:span text:style-name="T2">M</text:span><text:span text:style-name="T2">m</text:span><text:span text:style-name="T1"> </text:span><text:span text:style-name="T1">V.</text:span><text:span text:style-name="T1">A.</text:span></text:p>
          </draw:text-box>
        </draw:frame>
        <draw:line draw:style-name="gr4" draw:text-style-name="P1" draw:layer="layout" svg:x1="3.54cm" svg:y1="9.636cm" svg:x2="2.651cm" svg:y2="9.636cm">
          <text:p/>
        </draw:line>
        <draw:line draw:style-name="gr4" draw:text-style-name="P1" draw:layer="layout" svg:x1="2.651cm" svg:y1="9.636cm" svg:x2="2.651cm" svg:y2="13.192cm">
          <text:p/>
        </draw:line>
        <draw:line draw:style-name="gr4" draw:text-style-name="P1" draw:layer="layout" svg:x1="3.54cm" svg:y1="21.066cm" svg:x2="2.651cm" svg:y2="21.066cm">
          <text:p/>
        </draw:line>
        <draw:line draw:style-name="gr4" draw:text-style-name="P1" draw:layer="layout" svg:x1="2.651cm" svg:y1="21.066cm" svg:x2="2.651cm" svg:y2="17.51cm">
          <text:p/>
        </draw:line>
        <draw:custom-shape draw:style-name="gr5" draw:text-style-name="P2" draw:layer="layout" svg:width="0.127cm" svg:height="0.127cm" draw:transform="rotate (1.54095119658579) translate (2.592cm 14.969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87cm 15.24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</draw:custom-shape>
        <draw:custom-shape draw:style-name="gr5" draw:text-style-name="P2" draw:layer="layout" svg:width="0.127cm" svg:height="0.127cm" draw:transform="rotate (1.54095119658579) translate (2.592cm 15.477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</draw:custom-shape>
        <draw:line draw:style-name="gr4" draw:text-style-name="P1" draw:layer="layout" svg:x1="3.54cm" svg:y1="9.763cm" svg:x2="2.778cm" svg:y2="9.763cm">
          <text:p/>
        </draw:line>
        <draw:line draw:style-name="gr4" draw:text-style-name="P1" draw:layer="layout" svg:x1="2.778cm" svg:y1="9.763cm" svg:x2="2.778cm" svg:y2="12.557cm">
          <text:p/>
        </draw:line>
        <draw:line draw:style-name="gr4" draw:text-style-name="P1" draw:layer="layout" svg:x1="2.778cm" svg:y1="12.557cm" svg:x2="3.54cm" svg:y2="12.557cm">
          <text:p/>
        </draw:line>
        <draw:line draw:style-name="gr4" draw:text-style-name="P1" draw:layer="layout" svg:x1="3.54cm" svg:y1="12.684cm" svg:x2="2.778cm" svg:y2="12.684cm">
          <text:p/>
        </draw:line>
        <draw:line draw:style-name="gr4" draw:text-style-name="P1" draw:layer="layout" svg:x1="2.778cm" svg:y1="12.684cm" svg:x2="2.778cm" svg:y2="15.478cm">
          <text:p/>
        </draw:line>
        <draw:line draw:style-name="gr4" draw:text-style-name="P1" draw:layer="layout" svg:x1="2.778cm" svg:y1="15.478cm" svg:x2="3.54cm" svg:y2="15.478cm">
          <text:p/>
        </draw:line>
        <draw:line draw:style-name="gr20" draw:text-style-name="P6" draw:layer="layout" svg:x1="2.397cm" svg:y1="9.763cm" svg:x2="2.397cm" svg:y2="12.557cm">
          <text:p/>
        </draw:line>
        <draw:frame draw:style-name="gr18" draw:text-style-name="P5" draw:layer="layout" svg:width="2.411cm" svg:height="0.954cm" draw:transform="rotate (1.58057017060606) translate (1.659cm 12.561cm)">
          <draw:text-box>
            <text:p text:style-name="P4"><text:span text:style-name="T2">N</text:span><text:span text:style-name="T4">sa</text:span><text:span text:style-name="T4">mp</text:span><text:span text:style-name="T2"> </text:span><text:span text:style-name="T2">S</text:span><text:span text:style-name="T2">a</text:span><text:span text:style-name="T2">m</text:span><text:span text:style-name="T2">p</text:span><text:span text:style-name="T2">le</text:span><text:span text:style-name="T2">s</text:span></text:p>
          </draw:text-box>
        </draw:frame>
        <draw:line draw:style-name="gr21" draw:text-style-name="P1" draw:layer="layout" svg:x1="2.016cm" svg:y1="9.255cm" svg:x2="2.778cm" svg:y2="11.16cm">
          <text:p/>
        </draw:line>
        <draw:line draw:style-name="gr21" draw:text-style-name="P1" draw:layer="layout" svg:x1="2.016cm" svg:y1="13.192cm" svg:x2="2.778cm" svg:y2="15.097cm">
          <text:p/>
        </draw:line>
        <draw:frame draw:style-name="gr12" draw:text-style-name="P8" draw:layer="layout" svg:width="1.905cm" svg:height="0.569cm" svg:x="1.127cm" svg:y="8.747cm">
          <draw:text-box>
            <text:p text:style-name="P7"><text:span text:style-name="T2">Sample A</text:span></text:p>
          </draw:text-box>
        </draw:frame>
        <draw:frame draw:style-name="gr12" draw:text-style-name="P8" draw:layer="layout" svg:width="1.905cm" svg:height="0.569cm" svg:x="1.127cm" svg:y="12.684cm">
          <draw:text-box>
            <text:p text:style-name="P7"><text:span text:style-name="T2">Sample B</text:span></text:p>
          </draw:text-box>
        </draw:frame>
        <draw:custom-shape draw:style-name="gr22" draw:text-style-name="P9" draw:layer="layout" svg:width="18.669cm" svg:height="15.621cm" svg:x="1cm" svg:y="5.826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4.351cm" svg:height="0.784cm" svg:x="3.286cm" svg:y="5.064cm">
          <draw:text-box>
            <text:p text:style-name="P4"><text:span text:style-name="T7">Dans le cas de samples pour récuperer les indices du premier ordre</text:span></text:p>
          </draw:text-box>
        </draw:frame>
        <draw:line draw:style-name="gr24" draw:text-style-name="P6" draw:layer="layout" svg:x1="16.494cm" svg:y1="9.636cm" svg:x2="16.494cm" svg:y2="21.193cm">
          <text:p/>
        </draw:line>
        <draw:frame draw:style-name="gr25" draw:text-style-name="P3" draw:layer="layout" svg:width="3.683cm" svg:height="2.226cm" svg:x="16.317cm" svg:y="11.541cm">
          <draw:text-box>
            <text:p><text:span text:style-name="T1">Da</text:span><text:span text:style-name="T1">ns </text:span><text:span text:style-name="T1">le </text:span><text:span text:style-name="T1">ca</text:span><text:span text:style-name="T1">s </text:span><text:span text:style-name="T1">ou </text:span><text:span text:style-name="T1">l’o</text:span><text:span text:style-name="T1">n a </text:span><text:span text:style-name="T1">qu</text:span><text:span text:style-name="T1">e </text:span><text:span text:style-name="T1">de</text:span><text:span text:style-name="T1">s </text:span><text:span text:style-name="T1">va</text:span><text:span text:style-name="T1">ria</text:span><text:span text:style-name="T1">ble</text:span><text:span text:style-name="T1">s </text:span><text:span text:style-name="T1">alé</text:span><text:span text:style-name="T1">ato</text:span><text:span text:style-name="T1">ire</text:span><text:span text:style-name="T1">s </text:span><text:span text:style-name="T1">X </text:span><text:span text:style-name="T1">(di</text:span><text:span text:style-name="T1">so</text:span><text:span text:style-name="T1">ns </text:span><text:span text:style-name="T1">P </text:span><text:span text:style-name="T1">V.</text:span><text:span text:style-name="T1">A.)</text:span><text:span text:style-name="T1">, </text:span><text:span text:style-name="T1">alo</text:span><text:span text:style-name="T1">rs </text:span><text:span text:style-name="T1">le </text:span><text:span text:style-name="T1">no</text:span><text:span text:style-name="T1">mb</text:span><text:span text:style-name="T1">re </text:span><text:span text:style-name="T1">tot</text:span><text:span text:style-name="T1">al </text:span><text:span text:style-name="T1">d’é</text:span><text:span text:style-name="T1">ch</text:span><text:span text:style-name="T1">ant</text:span><text:span text:style-name="T1">illo</text:span><text:span text:style-name="T1">ns </text:span><text:span text:style-name="T1">est</text:span><text:span text:style-name="T1"> :</text:span></text:p>
            <text:p><text:span text:style-name="T1">N</text:span><text:span text:style-name="T8">tot </text:span><text:span text:style-name="T9">= </text:span><text:span text:style-name="T9">N</text:span><text:span text:style-name="T8">sa</text:span><text:span text:style-name="T8">mp</text:span><text:span text:style-name="T9">*</text:span><text:span text:style-name="T9">(2</text:span><text:span text:style-name="T9">+P</text:span><text:span text:style-name="T9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17:49:16.771503134</meta:creation-date>
    <dc:date>2020-04-08T19:10:27.263191261</dc:date>
    <meta:editing-duration>PT51M41S</meta:editing-duration>
    <meta:editing-cycles>4</meta:editing-cycles>
    <meta:generator>LibreOffice/6.0.7.3$Linux_X86_64 LibreOffice_project/00m0$Build-3</meta:generator>
    <meta:document-statistic meta:object-count="108"/>
  </office:meta>
</office:document-meta>
</file>